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stan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Południowa Dakota</text:p>
          </table:table-cell>
          <table:table-cell office:value-type="float" office:value="13.65">
            <text:p>13,65</text:p>
          </table:table-cell>
          <table:table-cell office:value-type="float" office:value="22333.33">
            <text:p>22333,33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Iowa</text:p>
          </table:table-cell>
          <table:table-cell office:value-type="float" office:value="11.64">
            <text:p>11,64</text:p>
          </table:table-cell>
          <table:table-cell office:value-type="float" office:value="33966.67">
            <text:p>33966,67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Nebraska</text:p>
          </table:table-cell>
          <table:table-cell office:value-type="float" office:value="11.17">
            <text:p>11,17</text:p>
          </table:table-cell>
          <table:table-cell office:value-type="float" office:value="37175">
            <text:p>37175,00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Alabama</text:p>
          </table:table-cell>
          <table:table-cell office:value-type="float" office:value="26.12">
            <text:p>26,12</text:p>
          </table:table-cell>
          <table:table-cell office:value-type="float" office:value="40429.17">
            <text:p>40429,17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Utah</text:p>
          </table:table-cell>
          <table:table-cell office:value-type="float" office:value="22.38">
            <text:p>22,38</text:p>
          </table:table-cell>
          <table:table-cell office:value-type="float" office:value="42125">
            <text:p>42125,00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Floryda</text:p>
          </table:table-cell>
          <table:table-cell office:value-type="float" office:value="27.68">
            <text:p>27,68</text:p>
          </table:table-cell>
          <table:table-cell office:value-type="float" office:value="43366.67">
            <text:p>43366,67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Arizona</text:p>
          </table:table-cell>
          <table:table-cell office:value-type="float" office:value="36.61">
            <text:p>36,61</text:p>
          </table:table-cell>
          <table:table-cell office:value-type="float" office:value="45183.33">
            <text:p>45183,33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Mississippi</text:p>
          </table:table-cell>
          <table:table-cell office:value-type="float" office:value="26.17">
            <text:p>26,17</text:p>
          </table:table-cell>
          <table:table-cell office:value-type="float" office:value="48275">
            <text:p>48275,00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Północna Dakota</text:p>
          </table:table-cell>
          <table:table-cell office:value-type="float" office:value="12.04">
            <text:p>12,04</text:p>
          </table:table-cell>
          <table:table-cell office:value-type="float" office:value="50550">
            <text:p>50550,00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Montana</text:p>
          </table:table-cell>
          <table:table-cell office:value-type="float" office:value="24.86">
            <text:p>24,86</text:p>
          </table:table-cell>
          <table:table-cell office:value-type="float" office:value="50841.67">
            <text:p>50841,67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Idaho</text:p>
          </table:table-cell>
          <table:table-cell office:value-type="float" office:value="28.71">
            <text:p>28,71</text:p>
          </table:table-cell>
          <table:table-cell office:value-type="float" office:value="51425">
            <text:p>51425,00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>
            <text:p>Tennessee</text:p>
          </table:table-cell>
          <table:table-cell office:value-type="float" office:value="26.06">
            <text:p>26,06</text:p>
          </table:table-cell>
          <table:table-cell office:value-type="float" office:value="51687.5">
            <text:p>51687,50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Południowa Karolina</text:p>
          </table:table-cell>
          <table:table-cell office:value-type="float" office:value="28.98">
            <text:p>28,98</text:p>
          </table:table-cell>
          <table:table-cell office:value-type="float" office:value="54975">
            <text:p>54975,00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Arkansas</text:p>
          </table:table-cell>
          <table:table-cell office:value-type="float" office:value="24.51">
            <text:p>24,51</text:p>
          </table:table-cell>
          <table:table-cell office:value-type="float" office:value="57520.83">
            <text:p>57520,83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Wirginia Zachodnia</text:p>
          </table:table-cell>
          <table:table-cell office:value-type="float" office:value="25.57">
            <text:p>25,57</text:p>
          </table:table-cell>
          <table:table-cell office:value-type="float" office:value="61158.33">
            <text:p>61158,33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Wyoming</text:p>
          </table:table-cell>
          <table:table-cell office:value-type="float" office:value="27.38">
            <text:p>27,38</text:p>
          </table:table-cell>
          <table:table-cell office:value-type="float" office:value="61158.33">
            <text:p>61158,33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Missouri</text:p>
          </table:table-cell>
          <table:table-cell office:value-type="float" office:value="17.48">
            <text:p>17,48</text:p>
          </table:table-cell>
          <table:table-cell office:value-type="float" office:value="62266.67">
            <text:p>62266,67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Pennsylwania</text:p>
          </table:table-cell>
          <table:table-cell office:value-type="float" office:value="15.14">
            <text:p>15,14</text:p>
          </table:table-cell>
          <table:table-cell office:value-type="float" office:value="62925">
            <text:p>62925,00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Georgia</text:p>
          </table:table-cell>
          <table:table-cell office:value-type="float" office:value="31.03">
            <text:p>31,03</text:p>
          </table:table-cell>
          <table:table-cell office:value-type="float" office:value="63920.83">
            <text:p>63920,83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Ohio</text:p>
          </table:table-cell>
          <table:table-cell office:value-type="float" office:value="18.82">
            <text:p>18,82</text:p>
          </table:table-cell>
          <table:table-cell office:value-type="float" office:value="64095.83">
            <text:p>64095,83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Indiana</text:p>
          </table:table-cell>
          <table:table-cell office:value-type="float" office:value="19.42">
            <text:p>19,42</text:p>
          </table:table-cell>
          <table:table-cell office:value-type="float" office:value="66312.5">
            <text:p>66312,50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Nevada</text:p>
          </table:table-cell>
          <table:table-cell office:value-type="float" office:value="30.72">
            <text:p>30,72</text:p>
          </table:table-cell>
          <table:table-cell office:value-type="float" office:value="69425">
            <text:p>69425,00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office:value-type="string">
            <text:p>New Hampshire</text:p>
          </table:table-cell>
          <table:table-cell office:value-type="float" office:value="11.25">
            <text:p>11,25</text:p>
          </table:table-cell>
          <table:table-cell office:value-type="float" office:value="71520.83">
            <text:p>71520,83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Minnesota</text:p>
          </table:table-cell>
          <table:table-cell office:value-type="float" office:value="14.11">
            <text:p>14,11</text:p>
          </table:table-cell>
          <table:table-cell office:value-type="float" office:value="71637.5">
            <text:p>71637,50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Maryland</text:p>
          </table:table-cell>
          <table:table-cell office:value-type="float" office:value="14.19">
            <text:p>14,19</text:p>
          </table:table-cell>
          <table:table-cell office:value-type="float" office:value="73550">
            <text:p>73550,00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Wirginia</text:p>
          </table:table-cell>
          <table:table-cell office:value-type="float" office:value="23.13">
            <text:p>23,13</text:p>
          </table:table-cell>
          <table:table-cell office:value-type="float" office:value="74983.33">
            <text:p>74983,33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office:value-type="string">
            <text:p>New Jersey</text:p>
          </table:table-cell>
          <table:table-cell office:value-type="float" office:value="12.32">
            <text:p>12,32</text:p>
          </table:table-cell>
          <table:table-cell office:value-type="float" office:value="77450">
            <text:p>77450,00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Michigan</text:p>
          </table:table-cell>
          <table:table-cell office:value-type="float" office:value="18.88">
            <text:p>18,88</text:p>
          </table:table-cell>
          <table:table-cell office:value-type="float" office:value="77495.83">
            <text:p>77495,83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office:value-type="string">
            <text:p>Maine</text:p>
          </table:table-cell>
          <table:table-cell office:value-type="float" office:value="16.41">
            <text:p>16,41</text:p>
          </table:table-cell>
          <table:table-cell office:value-type="float" office:value="78808.33">
            <text:p>78808,33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Kolorado</text:p>
          </table:table-cell>
          <table:table-cell office:value-type="float" office:value="23.9">
            <text:p>23,90</text:p>
          </table:table-cell>
          <table:table-cell office:value-type="float" office:value="81291.67">
            <text:p>81291,67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Illinois</text:p>
          </table:table-cell>
          <table:table-cell office:value-type="float" office:value="13.89">
            <text:p>13,89</text:p>
          </table:table-cell>
          <table:table-cell office:value-type="float" office:value="82079.17">
            <text:p>82079,17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Kentucky</text:p>
          </table:table-cell>
          <table:table-cell office:value-type="float" office:value="24.32">
            <text:p>24,32</text:p>
          </table:table-cell>
          <table:table-cell office:value-type="float" office:value="83225">
            <text:p>83225,00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Teksas</text:p>
          </table:table-cell>
          <table:table-cell office:value-type="float" office:value="32.1">
            <text:p>32,10</text:p>
          </table:table-cell>
          <table:table-cell office:value-type="float" office:value="84920.83">
            <text:p>84920,83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Oklahoma</text:p>
          </table:table-cell>
          <table:table-cell office:value-type="float" office:value="23.34">
            <text:p>23,34</text:p>
          </table:table-cell>
          <table:table-cell office:value-type="float" office:value="85383.33">
            <text:p>85383,33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Kansas</text:p>
          </table:table-cell>
          <table:table-cell office:value-type="float" office:value="16.65">
            <text:p>16,65</text:p>
          </table:table-cell>
          <table:table-cell office:value-type="float" office:value="86250">
            <text:p>86250,00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Wisconsin</text:p>
          </table:table-cell>
          <table:table-cell office:value-type="float" office:value="13.07">
            <text:p>13,07</text:p>
          </table:table-cell>
          <table:table-cell office:value-type="float" office:value="87537.5">
            <text:p>87537,50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Vermont</text:p>
          </table:table-cell>
          <table:table-cell office:value-type="float" office:value="16.38">
            <text:p>16,38</text:p>
          </table:table-cell>
          <table:table-cell office:value-type="float" office:value="88900">
            <text:p>88900,00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Oregon</text:p>
          </table:table-cell>
          <table:table-cell office:value-type="float" office:value="22.06">
            <text:p>22,06</text:p>
          </table:table-cell>
          <table:table-cell office:value-type="float" office:value="89391.67">
            <text:p>89391,67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Delaware</text:p>
          </table:table-cell>
          <table:table-cell office:value-type="float" office:value="21.03">
            <text:p>21,03</text:p>
          </table:table-cell>
          <table:table-cell office:value-type="float" office:value="91033.33">
            <text:p>91033,33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string">
            <text:p>Connecticut</text:p>
          </table:table-cell>
          <table:table-cell office:value-type="float" office:value="9.63">
            <text:p>9,63</text:p>
          </table:table-cell>
          <table:table-cell office:value-type="float" office:value="92075">
            <text:p>92075,00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Północna Karolina</text:p>
          </table:table-cell>
          <table:table-cell office:value-type="float" office:value="23.96">
            <text:p>23,96</text:p>
          </table:table-cell>
          <table:table-cell office:value-type="float" office:value="93625">
            <text:p>93625,00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Nowy Meksyk</text:p>
          </table:table-cell>
          <table:table-cell office:value-type="float" office:value="31.64">
            <text:p>31,64</text:p>
          </table:table-cell>
          <table:table-cell office:value-type="float" office:value="96958.33">
            <text:p>96958,33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Dystrykt Kolumbii</text:p>
          </table:table-cell>
          <table:table-cell office:value-type="float" office:value="18.2">
            <text:p>18,20</text:p>
          </table:table-cell>
          <table:table-cell office:value-type="float" office:value="105083.33">
            <text:p>105083,33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Rhode Island</text:p>
          </table:table-cell>
          <table:table-cell office:value-type="float" office:value="10.46">
            <text:p>10,46</text:p>
          </table:table-cell>
          <table:table-cell office:value-type="float" office:value="108070.83">
            <text:p>108070,83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Massachusetts</text:p>
          </table:table-cell>
          <table:table-cell office:value-type="float" office:value="7.11">
            <text:p>7,11</text:p>
          </table:table-cell>
          <table:table-cell office:value-type="float" office:value="110766.67">
            <text:p>110766,67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Alaska</text:p>
          </table:table-cell>
          <table:table-cell office:value-type="float" office:value="36.95">
            <text:p>36,95</text:p>
          </table:table-cell>
          <table:table-cell office:value-type="float" office:value="111450">
            <text:p>111450,00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Nowy Jork</text:p>
          </table:table-cell>
          <table:table-cell office:value-type="float" office:value="15.38">
            <text:p>15,38</text:p>
          </table:table-cell>
          <table:table-cell office:value-type="float" office:value="120537.5">
            <text:p>120537,50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Waszyngton</text:p>
          </table:table-cell>
          <table:table-cell office:value-type="float" office:value="19.41">
            <text:p>19,41</text:p>
          </table:table-cell>
          <table:table-cell office:value-type="float" office:value="127000">
            <text:p>127000,00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Kalifornia</text:p>
          </table:table-cell>
          <table:table-cell office:value-type="float" office:value="23.76">
            <text:p>23,76</text:p>
          </table:table-cell>
          <table:table-cell office:value-type="float" office:value="128658.33">
            <text:p>128658,33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Luizjana</text:p>
          </table:table-cell>
          <table:table-cell office:value-type="float" office:value="24.57">
            <text:p>24,57</text:p>
          </table:table-cell>
          <table:table-cell office:value-type="float" office:value="134066.67">
            <text:p>134066,67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Hawaje</text:p>
          </table:table-cell>
          <table:table-cell office:value-type="float" office:value="11.29">
            <text:p>11,29</text:p>
          </table:table-cell>
          <table:table-cell office:value-type="float" office:value="179133.33">
            <text:p>179133,33</text:p>
          </table:table-cell>
        </table:table-row>
        <table:table-row table:style-name="ro2">
          <table:table-cell table:number-columns-repeated="3"/>
          <table:table-cell table:style-name="ce3" table:formula="of:=CORREL([.C2:.C52];[.D2:.D52])" office:value-type="float" office:value="-0.157219859637329">
            <text:p>-0,1572</text:p>
          </table:table-cell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Arkusz1.A1:Arkusz1.D5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.11.2022</text:date>, <text:time>08:53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1T08:53:00.52</dc:date>
    <dc:creator>a b</dc:creator>
    <meta:generator>OpenOffice.org/3.3$Win32 OpenOffice.org_project/330m20$Build-9567</meta:generator>
    <meta:document-statistic meta:table-count="1" meta:cell-count="209" meta:object-count="0"/>
  </office:meta>
</office:document-meta>
</file>